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ELIAS TALLA YESSELA</text:p>
      <text:p text:style-name="P12">CANT. TOTAL DE CAJAS: 1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INCHA</text:span></text:p>
      <text:p text:style-name="P5"/>
      <text:p text:style-name="P5">Recojo: <text:span text:style-name="T3">ELIAS TALLA, YESS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3:13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